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73">C</text:span><text:span text:style-name="_35_37">O</text:span><text:span text:style-name="_36_89">M</text:span><text:span text:style-name="_31_05">P</text:span><text:span text:style-name="_34_17">U</text:span><text:span text:style-name="_38_81">T</text:span><text:span text:style-name="_32_93">I</text:span><text:span text:style-name="_35_21">N</text:span><text:span text:style-name="_36_77">G</text:span><text:span text:style-name="_31_"> </text:span><text:span text:style-name="_33_93">M</text:span><text:span text:style-name="_37_37">A</text:span><text:span text:style-name="_38_1">C</text:span><text:span text:style-name="_34_61">H</text:span><text:span text:style-name="_37_73">I</text:span><text:span text:style-name="_31_13">N</text:span><text:span text:style-name="_33_93">E</text:span><text:span text:style-name="_37_41">R</text:span><text:span text:style-name="_32_33">Y</text:span><text:span text:style-name="_33_01"> </text:span><text:span text:style-name="_38_85">A</text:span><text:span text:style-name="_31_37">N</text:span><text:span text:style-name="_35_01">D</text:span><text:span text:style-name="_36_01"> </text:span><text:span text:style-name="_31_73">I</text:span><text:span text:style-name="_35_25">N</text:span><text:span text:style-name="_38_57">T</text:span><text:span text:style-name="_38_9">E</text:span><text:span text:style-name="_35_13">L</text:span><text:span text:style-name="_38_21">L</text:span><text:span text:style-name="_32_69">I</text:span><text:span text:style-name="_35_57">G</text:span><text:span text:style-name="_38_37">E</text:span><text:span text:style-name="_32_97">N</text:span><text:span text:style-name="_35_37">C</text:span><text:span text:style-name="_38_73">E</text:span></text:p>
      <text:p text:style-name="P1"><text:span text:style-name="_31_17">B</text:span><text:span text:style-name="_35_97">y</text:span><text:span text:style-name="_36_01"> </text:span><text:span text:style-name="_32_13">A</text:span><text:span text:style-name="_35_37">.</text:span><text:span text:style-name="_36_01"> </text:span><text:span text:style-name="_31_53">M</text:span><text:span text:style-name="_35_73">.</text:span><text:span text:style-name="_36_01"> </text:span><text:span text:style-name="_32_21">T</text:span><text:span text:style-name="_35_33">u</text:span><text:span text:style-name="_37_37">r</text:span><text:span text:style-name="_32_33">i</text:span><text:span text:style-name="_34_13">n</text:span><text:span text:style-name="_36_93">g</text:span></text:p>
      <text:p text:style-name="P1"><text:span text:style-name="_32_69">1</text:span><text:span text:style-name="_35_25">.</text:span><text:span text:style-name="_36_01"> </text:span><text:span text:style-name="_32_25">T</text:span><text:span text:style-name="_34_61">h</text:span><text:span text:style-name="_37_97">e</text:span><text:span text:style-name="_31_"> </text:span><text:span text:style-name="_35_01">I</text:span><text:span text:style-name="_36_81">m</text:span><text:span text:style-name="_32_01">i</text:span><text:span text:style-name="_35_25">t</text:span><text:span text:style-name="_38_81">a</text:span><text:span text:style-name="_32_21">t</text:span><text:span text:style-name="_35_85">i</text:span><text:span text:style-name="_38_13">o</text:span><text:span text:style-name="_31_01">n</text:span><text:span text:style-name="_33_01"> </text:span><text:span text:style-name="_36_77">G</text:span><text:span text:style-name="_31_97">a</text:span><text:span text:style-name="_35_25">m</text:span><text:span text:style-name="_37_17">e</text:span></text:p>
      <text:p text:style-name="P1"><text:span text:style-name="_39_3">I</text:span><text:span text:style-name="_33_01"> </text:span><text:span text:style-name="_37_65">p</text:span><text:span text:style-name="_32_33">r</text:span><text:span text:style-name="_34_77">o</text:span><text:span text:style-name="_37_41">p</text:span><text:span text:style-name="_31_13">o</text:span><text:span text:style-name="_33_81">s</text:span><text:span text:style-name="_36_93">e</text:span><text:span text:style-name="_31_"> </text:span><text:span text:style-name="_33_81">t</text:span><text:span text:style-name="_37_61">o</text:span><text:span text:style-name="_31_"> </text:span><text:span text:style-name="_34_61">c</text:span><text:span text:style-name="_38_69">o</text:span><text:span text:style-name="_31_65">n</text:span><text:span text:style-name="_35_61">s</text:span><text:span text:style-name="_37_61">i</text:span><text:span text:style-name="_32_33">d</text:span><text:span text:style-name="_33_81">e</text:span><text:span text:style-name="_36_93">r</text:span><text:span text:style-name="_31_"> </text:span><text:span text:style-name="_34_41">t</text:span><text:span text:style-name="_37_41">h</text:span><text:span text:style-name="_31_53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7:47.13</meta:creation-date>
    <dc:title>Haathi</dc:title>
    <meta:editing-duration>PT1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7" meta:character-count="97"/>
    <dc:date>2016-02-23T10:17:56.52</dc:date>
    <meta:template xlink:type="simple" xlink:actuate="onRequest" xlink:title="Haathi" xlink:href="file:///C:/Users/kwa/AppData/Roaming/OpenOffice/4/user/template/Haathi.ott" meta:date="2016-02-23T10:17:46.72"/>
  </office:meta>
</office:document-meta>
</file>